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639b" officeooo:paragraph-rsid="000f639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476f6" officeooo:paragraph-rsid="001476f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91790" officeooo:paragraph-rsid="0019179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5c449" officeooo:paragraph-rsid="001b3ed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5a762" officeooo:paragraph-rsid="0015a76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9670" officeooo:paragraph-rsid="00107ff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91790" officeooo:paragraph-rsid="0019179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1d39fc"/>
    </style:style>
    <style:style style:name="P9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normal" officeooo:rsid="001ff5e7" officeooo:paragraph-rsid="001ff5e7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1ff5e7" officeooo:paragraph-rsid="001ff5e7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bold" officeooo:paragraph-rsid="000f639b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bold" officeooo:paragraph-rsid="00107ff4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bold" officeooo:rsid="00107ff4" officeooo:paragraph-rsid="00107ff4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officeooo:rsid="00107ff4" officeooo:paragraph-rsid="00125406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bold" officeooo:rsid="00107ff4" officeooo:paragraph-rsid="001d39fc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bold" officeooo:rsid="001d39fc" officeooo:paragraph-rsid="001d39fc" style:font-weight-asian="bold" style:font-weight-complex="bold"/>
    </style:style>
    <style:style style:name="P17" style:family="paragraph" style:parent-style-name="Standard" style:list-style-name="L5">
      <style:paragraph-properties fo:text-align="justify" style:justify-single-word="false"/>
      <style:text-properties fo:font-weight="bold" officeooo:rsid="001d39fc" officeooo:paragraph-rsid="001d39fc" style:font-weight-asian="bold" style:font-weight-complex="bold"/>
    </style:style>
    <style:style style:name="P18" style:family="paragraph" style:parent-style-name="Standard" style:list-style-name="L7">
      <style:paragraph-properties fo:text-align="justify" style:justify-single-word="false"/>
      <style:text-properties fo:font-weight="bold" officeooo:rsid="001fa42d" officeooo:paragraph-rsid="001fa42d" style:font-weight-asian="bold" style:font-weight-complex="bold"/>
    </style:style>
    <style:style style:name="P19" style:family="paragraph" style:parent-style-name="Standard" style:list-style-name="L7">
      <style:paragraph-properties fo:text-align="justify" style:justify-single-word="false"/>
      <style:text-properties fo:font-weight="bold" officeooo:rsid="001fa42d" officeooo:paragraph-rsid="001ff5e7" style:font-weight-asian="bold" style:font-weight-complex="bold"/>
    </style:style>
    <style:style style:name="P20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1476f6" style:font-weight-asian="bold" style:font-weight-complex="bold"/>
    </style:style>
    <style:style style:name="P21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226e4d" style:font-weight-asian="bold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font-weight="normal" officeooo:rsid="00125406" officeooo:paragraph-rsid="000f639b" style:font-weight-asian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weight="normal" officeooo:rsid="00125406" officeooo:paragraph-rsid="00107ff4" style:font-weight-asian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107ff4" officeooo:paragraph-rsid="00125406" style:font-weight-asian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weight="normal" officeooo:rsid="00107ff4" officeooo:paragraph-rsid="00107ff4" style:font-weight-asian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normal" officeooo:rsid="00139670" officeooo:paragraph-rsid="00139670" style:font-weight-asian="normal" style:font-weight-complex="normal"/>
    </style:style>
    <style:style style:name="P27" style:family="paragraph" style:parent-style-name="Standard" style:list-style-name="L5">
      <style:paragraph-properties fo:text-align="justify" style:justify-single-word="false"/>
      <style:text-properties fo:font-weight="normal" officeooo:rsid="001d39fc" officeooo:paragraph-rsid="001d39fc" style:font-weight-asian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weight="normal" officeooo:rsid="001e7550" officeooo:paragraph-rsid="001e7550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b3edf" officeooo:paragraph-rsid="001b3ed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b3edf" officeooo:paragraph-rsid="0015c449" style:font-weight-asian="normal" style:font-weight-complex="normal"/>
    </style:style>
    <style:style style:name="P31" style:family="paragraph" style:parent-style-name="Standard" style:list-style-name="L7">
      <style:paragraph-properties fo:text-align="justify" style:justify-single-word="false"/>
      <style:text-properties fo:font-weight="normal" officeooo:rsid="001fa42d" officeooo:paragraph-rsid="001fa42d" style:font-weight-asian="normal" style:font-weight-complex="normal"/>
    </style:style>
    <style:style style:name="P32" style:family="paragraph" style:parent-style-name="Standard" style:list-style-name="L8">
      <style:paragraph-properties fo:text-align="justify" style:justify-single-word="false"/>
      <style:text-properties fo:font-weight="normal" officeooo:rsid="001ff5e7" officeooo:paragraph-rsid="001ff5e7" style:font-weight-asian="normal" style:font-weight-complex="normal"/>
    </style:style>
    <style:style style:name="P33" style:family="paragraph" style:parent-style-name="Standard" style:list-style-name="L8">
      <style:paragraph-properties fo:text-align="justify" style:justify-single-word="false"/>
      <style:text-properties fo:font-weight="normal" officeooo:rsid="00206300" officeooo:paragraph-rsid="00206300" style:font-weight-asian="normal" style:font-weight-complex="normal"/>
    </style:style>
    <style:style style:name="P34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1476f6" style:font-weight-asian="normal" style:font-weight-complex="normal"/>
    </style:style>
    <style:style style:name="P35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1476f6" style:font-weight-asian="normal" style:font-weight-complex="normal"/>
    </style:style>
    <style:style style:name="P36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15a762" style:font-weight-asian="normal" style:font-weight-complex="normal"/>
    </style:style>
    <style:style style:name="P37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226e4d" style:font-weight-asian="normal" style:font-weight-complex="normal"/>
    </style:style>
    <style:style style:name="P38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226e4d" style:font-weight-asian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officeooo:paragraph-rsid="00107ff4"/>
    </style:style>
    <style:style style:name="P40" style:family="paragraph" style:parent-style-name="Standard" style:list-style-name="L2">
      <style:paragraph-properties fo:text-align="justify" style:justify-single-word="false"/>
      <style:text-properties officeooo:paragraph-rsid="001392e4"/>
    </style:style>
    <style:style style:name="P41" style:family="paragraph" style:parent-style-name="Standard" style:list-style-name="L2">
      <style:paragraph-properties fo:text-align="justify" style:justify-single-word="false"/>
      <style:text-properties officeooo:paragraph-rsid="00139670"/>
    </style:style>
    <style:style style:name="P42" style:family="paragraph" style:parent-style-name="Standard" style:list-style-name="L3">
      <style:paragraph-properties fo:text-align="justify" style:justify-single-word="false"/>
      <style:text-properties officeooo:paragraph-rsid="001d39fc"/>
    </style:style>
    <style:style style:name="P43" style:family="paragraph" style:parent-style-name="Standard" style:list-style-name="L6">
      <style:paragraph-properties fo:text-align="justify" style:justify-single-word="false"/>
      <style:text-properties officeooo:paragraph-rsid="001fa42d"/>
    </style:style>
    <style:style style:name="P44" style:family="paragraph" style:parent-style-name="Standard" style:list-style-name="L9">
      <style:paragraph-properties fo:text-align="justify" style:justify-single-word="false"/>
      <style:text-properties officeooo:paragraph-rsid="0015a762"/>
    </style:style>
    <style:style style:name="P45" style:family="paragraph" style:parent-style-name="Standard" style:list-style-name="L4">
      <style:paragraph-properties fo:text-align="justify" style:justify-single-word="false"/>
      <style:text-properties fo:font-style="normal" fo:font-weight="normal" officeooo:rsid="00191790" officeooo:paragraph-rsid="0019179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191790" officeooo:paragraph-rsid="001b3edf" style:font-style-asian="normal" style:font-weight-asian="normal" style:font-style-complex="normal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fo:font-style="normal" fo:font-weight="normal" officeooo:rsid="001e7550" officeooo:paragraph-rsid="001e7550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1d39fc" officeooo:paragraph-rsid="001d39fc" style:font-style-asian="normal" style:font-weight-asian="normal" style:font-style-complex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fo:font-style="normal" fo:font-weight="normal" officeooo:rsid="001d39fc" officeooo:paragraph-rsid="001d39fc" style:font-style-asian="normal" style:font-weight-asian="normal" style:font-style-complex="normal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fo:font-style="normal" fo:font-weight="normal" officeooo:rsid="001fa42d" officeooo:paragraph-rsid="001fa42d" style:font-style-asian="normal" style:font-weight-asian="normal" style:font-style-complex="normal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fo:font-style="normal" fo:font-weight="bold" officeooo:rsid="001d39fc" officeooo:paragraph-rsid="001d39fc" style:font-style-asian="normal" style:font-weight-asian="bold" style:font-style-complex="normal" style:font-weight-complex="bold"/>
    </style:style>
    <style:style style:name="P52" style:family="paragraph" style:parent-style-name="Standard" style:list-style-name="L6">
      <style:paragraph-properties fo:text-align="justify" style:justify-single-word="false"/>
      <style:text-properties officeooo:rsid="00206300" officeooo:paragraph-rsid="00206300"/>
    </style:style>
    <style:style style:name="P53" style:family="paragraph" style:parent-style-name="Standard" style:list-style-name="L9">
      <style:paragraph-properties fo:text-align="justify" style:justify-single-word="false"/>
      <style:text-properties officeooo:rsid="00222f39" officeooo:paragraph-rsid="00222f39"/>
    </style:style>
    <style:style style:name="P54" style:family="paragraph" style:parent-style-name="Standard" style:list-style-name="L10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26e4d" officeooo:paragraph-rsid="00226e4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7ff4" style:font-weight-asian="normal" style:font-weight-complex="normal"/>
    </style:style>
    <style:style style:name="T3" style:family="text">
      <style:text-properties fo:font-weight="normal" officeooo:rsid="000f639b" style:font-weight-asian="normal" style:font-weight-complex="normal"/>
    </style:style>
    <style:style style:name="T4" style:family="text">
      <style:text-properties fo:font-weight="normal" officeooo:rsid="001392e4" style:font-weight-asian="normal" style:font-weight-complex="normal"/>
    </style:style>
    <style:style style:name="T5" style:family="text">
      <style:text-properties fo:font-weight="normal" officeooo:rsid="00139670" style:font-weight-asian="normal" style:font-weight-complex="normal"/>
    </style:style>
    <style:style style:name="T6" style:family="text">
      <style:text-properties fo:font-weight="normal" officeooo:rsid="0015a762" style:font-weight-asian="normal" style:font-weight-complex="normal"/>
    </style:style>
    <style:style style:name="T7" style:family="text">
      <style:text-properties fo:font-weight="normal" officeooo:rsid="0015c449" style:font-weight-asian="normal" style:font-weight-complex="normal"/>
    </style:style>
    <style:style style:name="T8" style:family="text">
      <style:text-properties fo:font-weight="normal" officeooo:rsid="00175049" style:font-weight-asian="normal" style:font-weight-complex="normal"/>
    </style:style>
    <style:style style:name="T9" style:family="text">
      <style:text-properties fo:font-weight="normal" officeooo:rsid="00191790" style:font-weight-asian="normal" style:font-weight-complex="normal"/>
    </style:style>
    <style:style style:name="T10" style:family="text">
      <style:text-properties fo:font-weight="normal" officeooo:rsid="001b3edf" style:font-weight-asian="normal" style:font-weight-complex="normal"/>
    </style:style>
    <style:style style:name="T11" style:family="text">
      <style:text-properties fo:font-weight="normal" officeooo:rsid="001ff5e7" style:font-weight-asian="normal" style:font-weight-complex="normal"/>
    </style:style>
    <style:style style:name="T12" style:family="text">
      <style:text-properties fo:font-weight="normal" officeooo:rsid="00206300" style:font-weight-asian="normal" style:font-weight-complex="normal"/>
    </style:style>
    <style:style style:name="T13" style:family="text">
      <style:text-properties fo:font-weight="normal" officeooo:rsid="00222f39" style:font-weight-asian="normal" style:font-weight-complex="normal"/>
    </style:style>
    <style:style style:name="T14" style:family="text">
      <style:text-properties fo:font-weight="normal" officeooo:rsid="00226e4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7ff4" style:font-weight-asian="bold" style:font-weight-complex="bold"/>
    </style:style>
    <style:style style:name="T17" style:family="text">
      <style:text-properties officeooo:rsid="001476f6"/>
    </style:style>
    <style:style style:name="T18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5c449"/>
    </style:style>
    <style:style style:name="T21" style:family="text">
      <style:text-properties officeooo:rsid="00175049"/>
    </style:style>
    <style:style style:name="T22" style:family="text">
      <style:text-properties officeooo:rsid="00191790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e7550" style:font-style-asian="normal" style:font-style-complex="normal"/>
    </style:style>
    <style:style style:name="T25" style:family="text">
      <style:text-properties fo:font-style="normal" officeooo:rsid="001fa42d" style:font-style-asian="normal" style:font-style-complex="normal"/>
    </style:style>
    <style:style style:name="T26" style:family="text">
      <style:text-properties fo:font-style="normal" officeooo:rsid="001ff5e7" style:font-style-asian="normal" style:font-style-complex="normal"/>
    </style:style>
    <style:style style:name="T27" style:family="text">
      <style:text-properties fo:font-style="normal" fo:font-weight="bold" officeooo:rsid="001d39fc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75049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91790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9179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e755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fa42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06300" style:font-style-asian="normal" style:font-weight-asian="normal" style:font-style-complex="normal" style:font-weight-complex="normal"/>
    </style:style>
    <style:style style:name="T35" style:family="text">
      <style:text-properties officeooo:rsid="00107ff4"/>
    </style:style>
    <style:style style:name="T36" style:family="text">
      <style:text-properties officeooo:rsid="000f639b"/>
    </style:style>
    <style:style style:name="T37" style:family="text">
      <style:text-properties officeooo:rsid="001ff5e7"/>
    </style:style>
    <style:style style:name="T38" style:family="text">
      <style:text-properties officeooo:rsid="00206300"/>
    </style:style>
    <style:style style:name="T39" style:family="text">
      <style:text-properties officeooo:rsid="0021e6b2"/>
    </style:style>
    <style:style style:name="T40" style:family="text">
      <style:text-properties officeooo:rsid="00226e4d"/>
    </style:style>
    <style:style style:name="T41" style:family="text">
      <style:text-properties officeooo:rsid="0023ec5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ucaj upotrebe: <text:span text:style-name="T17">P</text:span>orud<text:span text:style-name="T20">ž</text:span>bina <text:span text:style-name="T20">putem poziva</text:span></text:p>
      <text:p text:style-name="P1"/>
      <text:list xml:id="list8075681589686831052" text:style-name="L1">
        <text:list-item>
          <text:p text:style-name="P11"><text:span text:style-name="T36">Kratak opis: </text:span><text:span text:style-name="T3">Procedura poručivanja artikala od strane kupca putem poziva, interakcija izmedju kupca i menadžera prodaje, kreiranje porudžbine, unošenje porudžbine u bazu porudžbina</text:span></text:p>
          <text:p text:style-name="P22"/>
        </text:list-item>
        <text:list-item>
          <text:p text:style-name="P13">Učesnici:</text:p>
          <text:list>
            <text:list-header>
              <text:p text:style-name="P39"><text:span text:style-name="T2">Kupac</text:span><text:span text:style-name="T16"> –</text:span><text:span text:style-name="T2"> kreira porud</text:span><text:span text:style-name="T7">ž</text:span><text:span text:style-name="T2">binu </text:span><text:span text:style-name="T10">i poziva menadžera prodaje</text:span></text:p>
              <text:p text:style-name="P39"><text:span text:style-name="T4">Menad</text:span><text:span text:style-name="T7">ž</text:span><text:span text:style-name="T4">er prodaje </text:span><text:span text:style-name="T16">–</text:span><text:span text:style-name="T2"> prima porud</text:span><text:span text:style-name="T7">ž</text:span><text:span text:style-name="T2">binu </text:span><text:span text:style-name="T7">i</text:span><text:span text:style-name="T2"> unosi je u sistem</text:span></text:p>
              <text:p text:style-name="P23"/>
            </text:list-header>
          </text:list>
        </text:list-item>
        <text:list-item>
          <text:p text:style-name="P12"><text:span text:style-name="T35">Preduslovi: </text:span><text:span text:style-name="T2">kupac poziva menadžera prodaje u toku radnog vremena, menadžer prodaje je na svom radnom mestu, menadžer prodaje je u mogućnosti da napravi novu porudžbinu i da je unese u bazu porudžbina</text:span><text:span text:style-name="T12">, baza porudžbina je ispravna</text:span></text:p>
          <text:p text:style-name="P23"/>
        </text:list-item>
        <text:list-item>
          <text:p text:style-name="P12"><text:span text:style-name="T35">Postuslovi: </text:span><text:span text:style-name="T2">porudžbina je uneta u bazu porudžbina</text:span></text:p>
          <text:p text:style-name="P24"/>
        </text:list-item>
        <text:list-item>
          <text:p text:style-name="P14">Osnovni tok:</text:p>
        </text:list-item>
      </text:list>
      <text:list xml:id="list49671877008938292" text:style-name="L2">
        <text:list-item>
          <text:p text:style-name="P40"><text:span text:style-name="T4">Kupac odlu</text:span><text:span text:style-name="T8">č</text:span><text:span text:style-name="T4">uje </text:span><text:span text:style-name="T10">š</text:span><text:span text:style-name="T4">ta </text:span><text:span text:style-name="T8">ž</text:span><text:span text:style-name="T4">eli da poru</text:span><text:span text:style-name="T8">č</text:span><text:span text:style-name="T4">i</text:span></text:p>
        </text:list-item>
        <text:list-item>
          <text:p text:style-name="P26">Kupac <text:span text:style-name="T20">poziva</text:span> menad<text:span text:style-name="T20">ž</text:span>era prodaje </text:p>
        </text:list-item>
        <text:list-item>
          <text:p text:style-name="P26">Menad<text:span text:style-name="T20">ž</text:span>er prodaje na osnovu <text:span text:style-name="T20">ž</text:span>elja kupca kreira porud<text:span text:style-name="T20">ž</text:span>binu </text:p>
        </text:list-item>
        <text:list-item>
          <text:p text:style-name="P41"><text:span text:style-name="T5">Menad</text:span><text:span text:style-name="T7">ž</text:span><text:span text:style-name="T5">er prodaje unosi porud</text:span><text:span text:style-name="T7">ž</text:span><text:span text:style-name="T5">binu u bazu porud</text:span><text:span text:style-name="T7">ž</text:span><text:span text:style-name="T5">bina</text:span></text:p>
        </text:list-item>
      </text:list>
      <text:list xml:id="list140549105248567" text:continue-list="list8075681589686831052" text:style-name="L1">
        <text:list-header>
          <text:p text:style-name="P25"/>
        </text:list-header>
        <text:list-item>
          <text:p text:style-name="P15">Alternativni tok:</text:p>
          <text:p text:style-name="P16">2: Nije moguće ostvariti telefonsku vezu između menadžera prodaje i kupca:</text:p>
        </text:list-item>
      </text:list>
      <text:list xml:id="list861277819083936720" text:style-name="L3">
        <text:list-item>
          <text:list>
            <text:list-item>
              <text:list>
                <text:list-item>
                  <text:p text:style-name="P42"><text:span text:style-name="T8">pokušati ponovo sa korakom 2. </text:span><text:span text:style-name="T9">ili </text:span><text:span text:style-name="T8">pokušati sa slucajevima upotrebe: </text:span><text:span text:style-name="T18">“Porudžbina preko sms-a”, “Porudžbina preko email-a”, “Porudžbina preko veb stranice”</text:span></text:p>
                </text:list-item>
              </text:list>
            </text:list-item>
          </text:list>
        </text:list-item>
      </text:list>
      <text:p text:style-name="P8"><text:span text:style-name="T18"><text:tab/></text:span><text:span text:style-name="T27">2, 3: </text:span><text:span text:style-name="T28">N</text:span><text:span text:style-name="T29">estanak struje:</text:span><text:span text:style-name="T31"> </text:span></text:p>
      <text:list xml:id="list4261020475247238121" text:style-name="L4">
        <text:list-item>
          <text:list>
            <text:list-item>
              <text:p text:style-name="P45">menadžer prodaje zapisuje porudžbinu na papiru</text:p>
            </text:list-item>
            <text:list-item>
              <text:p text:style-name="P45">nakon dolaska struje nastaviti sa korakom 3.</text:p>
            </text:list-item>
          </text:list>
        </text:list-item>
      </text:list>
      <text:p text:style-name="P6"/>
      <text:p text:style-name="P6"/>
      <text:p text:style-name="P4">Slučaj upotrebe: Porudžbina preko sms <text:span text:style-name="T22">poruke</text:span></text:p>
      <text:p text:style-name="P46"/>
      <text:list xml:id="list6611798988651182629" text:style-name="L5">
        <text:list-item>
          <text:p text:style-name="P17"><text:span text:style-name="T23">Kratak opis: </text:span><text:span text:style-name="T32">Procedura poručivanja artikala od strane kupca slanjem sms poruke, kreiranje porudžbine, unošenje porudžbine u bazu porudžbina i slanje porvde kupcu od strane menadžera prodaje</text:span></text:p>
          <text:p text:style-name="P27"/>
        </text:list-item>
        <text:list-item>
          <text:p text:style-name="P51">Učesnici:</text:p>
          <text:list>
            <text:list-header>
              <text:p text:style-name="P47">Kupac - kreira porudžbinu i salje sms poruku koja sadrži porudžbinu</text:p>
              <text:p text:style-name="P28"><text:span text:style-name="T23">Menadžer prodaje - prim</text:span><text:span text:style-name="T26">a</text:span><text:span text:style-name="T23"> sms poruku sa porudžbinom i unosi je u sistem</text:span></text:p>
            </text:list-header>
          </text:list>
        </text:list-item>
      </text:list>
      <text:p text:style-name="P48"/>
      <text:list xml:id="list140548687118259" text:continue-numbering="true" text:style-name="L5">
        <text:list-item>
          <text:p text:style-name="P17"><text:span text:style-name="T23">Preduslovi:</text:span><text:span text:style-name="T24"> </text:span><text:span text:style-name="T33">menadžer prodaje je u mogućnosti da napravi novu porudžbinu i da je unese u </text:span><text:span text:style-name="T34">bazu porudžbina, baza porudžbina je ispravna</text:span></text:p>
          <text:p text:style-name="P49"/>
        </text:list-item>
        <text:list-item>
          <text:p text:style-name="P17"><text:span text:style-name="T23">Postuslovi:</text:span><text:span text:style-name="T25"> </text:span><text:span text:style-name="T33">porudžbina je uneta u bazu porudžbina i poslata je potvrda porudžbine kupcu</text:span></text:p>
          <text:p text:style-name="P49"/>
        </text:list-item>
        <text:list-item>
          <text:p text:style-name="P51">Osnovni tok:</text:p>
        </text:list-item>
      </text:list>
      <text:list xml:id="list1268350250411685182" text:style-name="L6">
        <text:list-item>
          <text:p text:style-name="P50">Kupac odlučuje šta želi da poruči</text:p>
        </text:list-item>
        <text:list-item>
          <text:p text:style-name="P43"><text:span text:style-name="T33">Kupac <text:tab/>sastavlja sms poruku koja sadrži željene artikle i </text:span><text:span text:style-name="T34">osnovne podatke</text:span></text:p>
        </text:list-item>
        <text:list-item>
          <text:p text:style-name="P52"><text:span text:style-name="T34">K</text:span><text:span text:style-name="T30">upac šalje sms poruku menadžeru prodaje</text:span></text:p>
        </text:list-item>
        <text:list-item>
          <text:p text:style-name="P50">Menadžer prodaje na osnovu dobijene sms poruke kreira porudžbinu</text:p>
        </text:list-item>
        <text:list-item>
          <text:p text:style-name="P50">Menadžer prodaje unosi porudžbinu u bazu porudžbina</text:p>
        </text:list-item>
        <text:list-item>
          <text:p text:style-name="P50"><text:soft-page-break/>Menadžer prodaje šalje potvrdu u vidu sms poruke da je poružbina primljena</text:p>
          <text:p text:style-name="P50"/>
        </text:list-item>
      </text:list>
      <text:list xml:id="list140548973012257" text:continue-list="list140548687118259" text:style-name="L5">
        <text:list-item>
          <text:p text:style-name="P51">Alternativni tok:</text:p>
        </text:list-item>
      </text:list>
      <text:p text:style-name="P29"/>
      <text:p text:style-name="P30"/>
      <text:p text:style-name="P3">Slučaj upotrebe: Porudžbina preko email-a</text:p>
      <text:p text:style-name="P7"/>
      <text:list xml:id="list8841046618507864171" text:style-name="L7">
        <text:list-item>
          <text:p text:style-name="P18">Kratak opis: <text:span text:style-name="T11">Procedura poručivanja artikala preko email-a, kreiranje porudžbine, unošenje porudžbine u bazu porudžbina i slanje potvrde kupcu od strane menadžera prodaje</text:span></text:p>
          <text:p text:style-name="P31"/>
        </text:list-item>
        <text:list-item>
          <text:p text:style-name="P18">Učesnici: </text:p>
        </text:list-item>
      </text:list>
      <text:p text:style-name="P9">Kupac - sastavlja porudžbinu i šalje email koji sadrži porudžbinu</text:p>
      <text:p text:style-name="P10">Menadžer prodaje - prima email sa porudžbinom i unosi je u sistem</text:p>
      <text:list xml:id="list140549016648409" text:continue-numbering="true" text:style-name="L7">
        <text:list-header>
          <text:p text:style-name="P31"/>
        </text:list-header>
        <text:list-item>
          <text:p text:style-name="P31"><text:span text:style-name="T15">Preduslovi: </text:span><text:span text:style-name="T37">menadžer prodaje je u mogućnosit da napravi novu porudžbinu i da je unese u bazu porudžbina, baza porudžbina je ispravna</text:span></text:p>
          <text:p text:style-name="P31"/>
        </text:list-item>
        <text:list-item>
          <text:p text:style-name="P19">Postuslovi: <text:span text:style-name="T30">porudžbina je uneta u bazu porudžbina i poslata je potvrda porudžbine kupcu</text:span></text:p>
          <text:p text:style-name="P31"/>
        </text:list-item>
        <text:list-item>
          <text:p text:style-name="P18">Osnovni tok: </text:p>
        </text:list-item>
      </text:list>
      <text:list xml:id="list1895560431963584289" text:style-name="L8">
        <text:list-item>
          <text:p text:style-name="P32">Kupac odlučuje šta želi da poruči</text:p>
        </text:list-item>
        <text:list-item>
          <text:p text:style-name="P32">Kupac sastavlja email koji sadrži željene artikle<text:span text:style-name="T38"> i osnovne podatke</text:span></text:p>
        </text:list-item>
        <text:list-item>
          <text:p text:style-name="P33">Kupac šalje email menadžeru prodaje</text:p>
        </text:list-item>
        <text:list-item>
          <text:p text:style-name="P33">Menadžer prodaje na osnovu dobijenog email-a kreira porudžbinu </text:p>
        </text:list-item>
        <text:list-item>
          <text:p text:style-name="P33">Menadžer prodaje unosi porudžbinu u bazu porudžbina</text:p>
        </text:list-item>
        <text:list-item>
          <text:p text:style-name="P33">Menadžer prodaje šalje potvrdu u vidu email-a da je <text:s/>porudžbina primljena </text:p>
        </text:list-item>
      </text:list>
      <text:list xml:id="list140549120000496" text:continue-list="list140549016648409" text:style-name="L7">
        <text:list-header>
          <text:p text:style-name="P31"/>
        </text:list-header>
        <text:list-item>
          <text:p text:style-name="P18">Alternativni tok: </text:p>
        </text:list-item>
      </text:list>
      <text:p text:style-name="P6"/>
      <text:p text:style-name="P6"/>
      <text:p text:style-name="P2">Slu<text:span text:style-name="T21">č</text:span>aj upotrebe: Porud<text:span text:style-name="T21">ž</text:span>bina preko veb stranice</text:p>
      <text:p text:style-name="P2"/>
      <text:list xml:id="list1801531793950518929" text:style-name="L9">
        <text:list-item>
          <text:p text:style-name="P20">Kratak opis: <text:span text:style-name="T1">Procedura poru</text:span><text:span text:style-name="T12">č</text:span><text:span text:style-name="T1">ivanja artikala od strane kupca preko veb stranice</text:span><text:span text:style-name="T12"> i slanje potvrde od strane menadžera prodaje da je porudžbina uspešna</text:span></text:p>
          <text:p text:style-name="P34"/>
        </text:list-item>
        <text:list-item>
          <text:p text:style-name="P20">Ucesnici: </text:p>
          <text:list>
            <text:list-header>
              <text:p text:style-name="P34">Kupac – kreira svoju porud<text:span text:style-name="T39">ž</text:span>binu stavljanjem zeljenih artikala u virtuelnu korpu </text:p>
              <text:p text:style-name="P34">Menadzer prodaje – <text:span text:style-name="T38">š</text:span>alje potvrdu na osnovu pristigle porud<text:span text:style-name="T38">ž</text:span>bine</text:p>
              <text:p text:style-name="P34"/>
            </text:list-header>
          </text:list>
        </text:list-item>
        <text:list-item>
          <text:p text:style-name="P20">Preduslovi: <text:span text:style-name="T1">veb stranica je ispravna, internet konekcija je stabilna na obe strane, baz</text:span><text:span text:style-name="T6">a</text:span><text:span text:style-name="T1"> porud</text:span><text:span text:style-name="T12">ž</text:span><text:span text:style-name="T1">bina je ispravna</text:span></text:p>
          <text:p text:style-name="P34"/>
        </text:list-item>
        <text:list-item>
          <text:p text:style-name="P20">Postuslovi: <text:span text:style-name="T6">porud</text:span><text:span text:style-name="T12">ž</text:span><text:span text:style-name="T6">bina je uneta u bazu porud</text:span><text:span text:style-name="T12">ž</text:span><text:span text:style-name="T6">bina </text:span><text:span text:style-name="T12">i</text:span><text:span text:style-name="T6"> posalta je potvrda </text:span><text:span text:style-name="T12">porudžbine kupcu</text:span></text:p>
          <text:p text:style-name="P35"/>
        </text:list-item>
        <text:list-item>
          <text:p text:style-name="P20">Osnovni tok: </text:p>
          <text:list>
            <text:list-item>
              <text:p text:style-name="P53"><text:span text:style-name="T6">K</text:span><text:span text:style-name="T1">upac na veb stranci unosi svoje korisničko ime i lozinku u polja predviđena za to</text:span><text:span text:style-name="T14"> i loguje se</text:span></text:p>
            </text:list-item>
            <text:list-item>
              <text:p text:style-name="P44"><text:span text:style-name="T6">Kupac odlu</text:span><text:span text:style-name="T12">č</text:span><text:span text:style-name="T6">uje </text:span><text:span text:style-name="T13">š</text:span><text:span text:style-name="T6">ta </text:span><text:span text:style-name="T12">ž</text:span><text:span text:style-name="T6">eli da poru</text:span><text:span text:style-name="T12">č</text:span><text:span text:style-name="T6">i</text:span></text:p>
            </text:list-item>
            <text:list-item>
              <text:p text:style-name="P36">Kupac stavlja <text:span text:style-name="T38">ž</text:span>eljene artikle u virtuelnu korpu</text:p>
            </text:list-item>
            <text:list-item>
              <text:p text:style-name="P37">Kupac pritisne dugme poruči kada završi sa odabirom artikala</text:p>
            </text:list-item>
            <text:list-item>
              <text:p text:style-name="P36">Na osnovu artikala u virtuelnoj korpi <text:span text:style-name="T38">i</text:span> kontakt podataka kreira se porud<text:span text:style-name="T40">ž</text:span>bina <text:span text:style-name="T38">i</text:span> unosi u bazu porud<text:span text:style-name="T38">ž</text:span>bina</text:p>
            </text:list-item>
            <text:list-item>
              <text:p text:style-name="P36"><text:soft-page-break/>Na ra<text:span text:style-name="T38">č</text:span>unaru menad<text:span text:style-name="T38">ž</text:span>era prodaje se pojavljuje notifikacija o unosu date porud<text:span text:style-name="T38">ž</text:span>bine u bazu porud<text:span text:style-name="T38">ž</text:span>bin<text:span text:style-name="T38">a</text:span></text:p>
            </text:list-item>
            <text:list-item>
              <text:p text:style-name="P36">Menad<text:span text:style-name="T38">ž</text:span>er prodaje pregleda notifikaciju</text:p>
            </text:list-item>
            <text:list-item>
              <text:p text:style-name="P36">Menad<text:span text:style-name="T38">ž</text:span>er prodaje <text:span text:style-name="T38">š</text:span>alje potvrdu porud<text:span text:style-name="T38">ž</text:span>bine kupcu putem email-a</text:p>
            </text:list-item>
          </text:list>
        </text:list-item>
      </text:list>
      <text:p text:style-name="P5"/>
      <text:list xml:id="list140548298666179" text:continue-numbering="true" text:style-name="L9">
        <text:list-item>
          <text:p text:style-name="P20">Alternativni tok:</text:p>
          <text:p text:style-name="P21">1: Kupac nije registrovan korisnik:</text:p>
        </text:list-item>
      </text:list>
      <text:list xml:id="list4599776334714607955" text:style-name="L10">
        <text:list-item>
          <text:p text:style-name="P38">Kupac prelazi na slučaj upotrebe: "<text:span text:style-name="T19">Registracija novih korisnika</text:span>"</text:p>
        </text:list-item>
        <text:list-item>
          <text:p text:style-name="P38">Nakon uspešne registracije pokušava ponovo sa korakom 1.</text:p>
          <text:p text:style-name="P5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40:54.596311261</meta:creation-date>
    <dc:date>2017-11-07T14:05:47.673442999</dc:date>
    <meta:editing-duration>PT11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684" meta:character-count="4406" meta:non-whitespace-character-count="3826"/>
  </office:meta>
</office:document-meta>
</file>